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119.91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23" style:family="table-cell" style:parent-style-name="Default">
      <style:table-cell-properties fo:background-color="#bd7cb5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aa2"/>
    </style:style>
    <style:style style:name="ce14" style:family="table-cell" style:parent-style-name="Default">
      <style:table-cell-properties fo:background-color="#383d3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383d3c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Cargo Depo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ge station with container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CyberTech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yberpunk Cit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Fobos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on sta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Deep Space 4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mall station outpos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kigake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inen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zomi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katsuki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</table:table>
      <table:table table:name="Items" table:style-name="ta1">
        <table:table-column table:style-name="co1" table:default-cell-style-name="ce16"/>
        <table:table-column table:style-name="co5" table:default-cell-style-name="ce2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office:forms form:automatic-focus="false" form:apply-design-mode="false"/>
        <table:table-column table:style-name="co1" table:default-cell-style-name="ce16"/>
        <table:table-column table:style-name="co6" table:default-cell-style-name="ce32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" table:default-cell-style-name="ce27"/>
        <table:table-row table:style-name="ro1">
          <table:table-cell table:style-name="Default" table:number-columns-repeated="2"/>
          <table:table-cell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formula="of:=[.$A20]" office:value-type="float" office:value="17" calcext:value-type="float">
            <text:p>17</text:p>
          </table:table-cell>
          <table:table-cell table:formula="of:=[.$A21]" office:value-type="float" office:value="18" calcext:value-type="float">
            <text:p>18</text:p>
          </table:table-cell>
          <table:table-cell table:formula="of:=[.$A22]" office:value-type="float" office:value="19" calcext:value-type="float">
            <text:p>19</text:p>
          </table:table-cell>
          <table:table-cell table:formula="of:=[.$A23]" office:value-type="float" office:value="20" calcext:value-type="float">
            <text:p>20</text:p>
          </table:table-cell>
          <table:table-cell table:formula="of:=[.$A24]" office:value-type="float" office:value="21" calcext:value-type="float">
            <text:p>21</text:p>
          </table:table-cell>
          <table:table-cell table:formula="of:=[.$A25]" office:value-type="float" office:value="22" calcext:value-type="float">
            <text:p>22</text:p>
          </table:table-cell>
          <table:table-cell table:formula="of:=[.$A26]" office:value-type="float" office:value="23" calcext:value-type="float">
            <text:p>23</text:p>
          </table:table-cell>
          <table:table-cell table:formula="of:=[.$A27]" office:value-type="float" office:value="24" calcext:value-type="float">
            <text:p>24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/>
          <table:table-cell table:style-name="ce29" table:formula="of:=[.$B3]" office:value-type="string" office:string-value="Port Alistair" calcext:value-type="string">
            <text:p>Port Alistair</text:p>
          </table:table-cell>
          <table:table-cell table:style-name="ce19" table:formula="of:=[.$B4]" office:value-type="string" office:string-value="Glum Hex" calcext:value-type="string">
            <text:p>Glum Hex</text:p>
          </table:table-cell>
          <table:table-cell table:style-name="ce19" table:formula="of:=[.B5]" office:value-type="string" office:string-value="Gas Mine 158" calcext:value-type="string">
            <text:p>Gas Mine 158</text:p>
          </table:table-cell>
          <table:table-cell table:style-name="ce19" table:formula="of:=[.B6]" office:value-type="string" office:string-value="Ambiguous Lab" calcext:value-type="string">
            <text:p>Ambiguous Lab</text:p>
          </table:table-cell>
          <table:table-cell table:style-name="ce20" table:formula="of:=[.B7]" office:value-type="string" office:string-value="Kudrow Ore" calcext:value-type="string">
            <text:p>Kudrow Ore</text:p>
          </table:table-cell>
          <table:table-cell table:style-name="ce20" table:formula="of:=[.B8]" office:value-type="string" office:string-value="Mining Area 147" calcext:value-type="string">
            <text:p>Mining Area 147</text:p>
          </table:table-cell>
          <table:table-cell table:style-name="ce21" table:formula="of:=[.B9]" office:value-type="string" office:string-value="Hydro Harvest" calcext:value-type="string">
            <text:p>Hydro Harvest</text:p>
          </table:table-cell>
          <table:table-cell table:style-name="ce22" table:formula="of:=[.B10]" office:value-type="string" office:string-value="Hikers Research" calcext:value-type="string">
            <text:p>Hikers Research</text:p>
          </table:table-cell>
          <table:table-cell table:style-name="ce22" table:formula="of:=[.B11]" office:value-type="string" office:string-value="Oasis Depot" calcext:value-type="string">
            <text:p>Oasis Depot</text:p>
          </table:table-cell>
          <table:table-cell table:style-name="ce23" table:formula="of:=[.B12]" office:value-type="string" office:string-value="LKRM-Highdust" calcext:value-type="string">
            <text:p>LKRM-Highdust</text:p>
          </table:table-cell>
          <table:table-cell table:style-name="ce2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24" table:formula="of:=[.B15]" office:value-type="string" office:string-value="Lourvil" calcext:value-type="string">
            <text:p>Lourvil</text:p>
          </table:table-cell>
          <table:table-cell table:style-name="ce25" table:formula="of:=[.B16]" office:value-type="string" office:string-value="LKRM-Westforge" calcext:value-type="string">
            <text:p>LKRM-Westforge</text:p>
          </table:table-cell>
          <table:table-cell table:style-name="ce33" table:formula="of:=[.B17]" office:value-type="string" office:string-value="LKRM-Sandy" calcext:value-type="string">
            <text:p>LKRM-Sandy</text:p>
          </table:table-cell>
          <table:table-cell table:style-name="ce29" table:formula="of:=[.B18]" office:value-type="string" office:string-value="Cloud City" calcext:value-type="string">
            <text:p>Cloud City</text:p>
          </table:table-cell>
          <table:table-cell table:style-name="ce20" table:formula="of:=[.B19]" office:value-type="string" office:string-value="Area 64" calcext:value-type="string">
            <text:p>Area 64</text:p>
          </table:table-cell>
          <table:table-cell table:style-name="ce23" table:formula="of:=[.B20]" office:value-type="string" office:string-value="Cargo Depot" calcext:value-type="string">
            <text:p>Cargo Depot</text:p>
          </table:table-cell>
          <table:table-cell table:style-name="ce31" table:formula="of:=[.B21]" office:value-type="string" office:string-value="CyberTech" calcext:value-type="string">
            <text:p>CyberTech</text:p>
          </table:table-cell>
          <table:table-cell table:style-name="ce31" table:formula="of:=[.B22]" office:value-type="string" office:string-value="Fobos" calcext:value-type="string">
            <text:p>Fobos</text:p>
          </table:table-cell>
          <table:table-cell table:style-name="ce14" table:formula="of:=[.B23]" office:value-type="string" office:string-value="Deep Space 41" calcext:value-type="string">
            <text:p>Deep Space 41</text:p>
          </table:table-cell>
          <table:table-cell table:formula="of:=[.B24]" office:value-type="string" office:string-value="Sakigake" calcext:value-type="string">
            <text:p>Sakigake</text:p>
          </table:table-cell>
          <table:table-cell table:formula="of:=[.B25]" office:value-type="string" office:string-value="Shinen" calcext:value-type="string">
            <text:p>Shinen</text:p>
          </table:table-cell>
          <table:table-cell table:formula="of:=[.B26]" office:value-type="string" office:string-value="Nozomi" calcext:value-type="string">
            <text:p>Nozomi</text:p>
          </table:table-cell>
          <table:table-cell table:formula="of:=[.B27]" office:value-type="string" office:string-value="Akatsuki" calcext:value-type="string">
            <text:p>Akatsuki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COUNTIF([.D3:.AB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Default" table:formula="of:=COUNTIF([.D4:.AB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Default" table:formula="of:=COUNTIF([.D5:.AB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Default" table:formula="of:=COUNTIF([.D6:.AB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COUNTIF([.D7:.AB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COUNTIF([.D8:.AB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COUNTIF([.D9:.AB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10:.AB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11:.AB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COUNTIF([.D12:.AB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D13:.AB1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D14:.AB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5:.AB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D16:.AB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7:.AB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D18:.AB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9:.AB1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table:formula="of:=[$Locations.B19]" office:value-type="string" office:string-value="Cargo Depot" calcext:value-type="string">
            <text:p>Cargo Depo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D20:.AB2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table:formula="of:=[$Locations.B20]" office:value-type="string" office:string-value="CyberTech" calcext:value-type="string">
            <text:p>CyberTech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table:formula="of:=[.Y20]+[.Y25]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1:.AB21];&quot;&gt;0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table:formula="of:=[$Locations.B21]" office:value-type="string" office:string-value="Fobos" calcext:value-type="string">
            <text:p>Fobos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D22:.AB2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table:formula="of:=[$Locations.B22]" office:value-type="string" office:string-value="Deep Space 41" calcext:value-type="string">
            <text:p>Deep Space 4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D23:.AB2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Locations.B23]" office:value-type="string" office:string-value="Sakigake" calcext:value-type="string">
            <text:p>Sakigake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COUNTIF([.D24:.AB24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Locations.B24]" office:value-type="string" office:string-value="Shinen" calcext:value-type="string">
            <text:p>Shinen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formula="of:=[.U24]+[.Z24]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COUNTIF([.D25:.AB25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Locations.B25]" office:value-type="string" office:string-value="Nozomi" calcext:value-type="string">
            <text:p>Nozomi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UNTIF([.D26:.AB2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Locations.B26]" office:value-type="string" office:string-value="Akatsuki" calcext:value-type="string">
            <text:p>Akatsuki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COUNTIF([.D27:.AB27];&quot;&gt;0&quot;)" office:value-type="float" office:value="1" calcext:value-type="float">
            <text:p>1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6"/>
        <table:table-column table:style-name="co10" table:default-cell-style-name="ce29"/>
        <table:table-column table:style-name="co11" table:default-cell-style-name="ce28"/>
        <table:table-column table:style-name="co1" table:number-columns-repeated="15" table:default-cell-style-name="Default"/>
        <table:table-column table:style-name="co12" table:number-columns-repeated="2" table:default-cell-style-name="Default"/>
        <table:table-column table:style-name="co1" table:number-columns-repeated="8" table:default-cell-style-name="Default"/>
        <table:table-column table:style-name="co13" table:default-cell-style-name="ce16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style-name="ce29" office:value-type="string" calcext:value-type="string">
            <text:p>Agricium</text:p>
          </table:table-cell>
          <table:table-cell table:style-name="ce29" office:value-type="string" calcext:value-type="string">
            <text:p>Agricult Sup</text:p>
          </table:table-cell>
          <table:table-cell table:style-name="ce29" office:value-type="string" calcext:value-type="string">
            <text:p>Altru Toxine</text:p>
          </table:table-cell>
          <table:table-cell table:style-name="ce29" office:value-type="string" calcext:value-type="string">
            <text:p>Aluminum</text:p>
          </table:table-cell>
          <table:table-cell table:style-name="ce29" office:value-type="string" calcext:value-type="string">
            <text:p>Astatine</text:p>
          </table:table-cell>
          <table:table-cell table:style-name="ce29" office:value-type="string" calcext:value-type="string">
            <text:p>Beryl</text:p>
          </table:table-cell>
          <table:table-cell table:style-name="ce29" office:value-type="string" calcext:value-type="string">
            <text:p>Chlorine</text:p>
          </table:table-cell>
          <table:table-cell table:style-name="ce29" office:value-type="string" calcext:value-type="string">
            <text:p>Corundum</text:p>
          </table:table-cell>
          <table:table-cell table:style-name="ce29" office:value-type="string" calcext:value-type="string">
            <text:p>Diamond</text:p>
          </table:table-cell>
          <table:table-cell table:style-name="ce29" office:value-type="string" calcext:value-type="string">
            <text:p>Spirits</text:p>
          </table:table-cell>
          <table:table-cell table:style-name="ce29" office:value-type="string" calcext:value-type="string">
            <text:p>Fluorine</text:p>
          </table:table-cell>
          <table:table-cell table:style-name="ce29" office:value-type="string" calcext:value-type="string">
            <text:p>Gold</text:p>
          </table:table-cell>
          <table:table-cell table:style-name="ce29" office:value-type="string" calcext:value-type="string">
            <text:p>Hydrogen</text:p>
          </table:table-cell>
          <table:table-cell table:style-name="ce29" office:value-type="string" calcext:value-type="string">
            <text:p>Iodine</text:p>
          </table:table-cell>
          <table:table-cell table:style-name="ce29" office:value-type="string" calcext:value-type="string">
            <text:p>Laranite</text:p>
          </table:table-cell>
          <table:table-cell table:style-name="ce29" office:value-type="string" calcext:value-type="string">
            <text:p>Medical Sup.</text:p>
          </table:table-cell>
          <table:table-cell table:style-name="ce29" office:value-type="string" calcext:value-type="string">
            <text:p>Processed Food</text:p>
          </table:table-cell>
          <table:table-cell table:style-name="ce29" office:value-type="string" calcext:value-type="string">
            <text:p>Quartz</text:p>
          </table:table-cell>
          <table:table-cell table:style-name="ce29" office:value-type="string" calcext:value-type="string">
            <text:p>Scrap</text:p>
          </table:table-cell>
          <table:table-cell table:style-name="ce29" office:value-type="string" calcext:value-type="string">
            <text:p>Stims</text:p>
          </table:table-cell>
          <table:table-cell table:style-name="ce29" office:value-type="string" calcext:value-type="string">
            <text:p>Titanium</text:p>
          </table:table-cell>
          <table:table-cell table:style-name="ce29" office:value-type="string" calcext:value-type="string">
            <text:p>Tungsten</text:p>
          </table:table-cell>
          <table:table-cell table:style-name="ce29" office:value-type="string" calcext:value-type="string">
            <text:p>Waste</text:p>
          </table:table-cell>
          <table:table-cell table:style-name="ce29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3];&quot;&gt;0&quot;)" office:value-type="float" office:value="8" calcext:value-type="float">
            <text:p>8</text:p>
          </table:table-cell>
          <table:table-cell table:formula="of:=COUNTIF([.E7:.E33];&quot;&gt;0&quot;)" office:value-type="float" office:value="7" calcext:value-type="float">
            <text:p>7</text:p>
          </table:table-cell>
          <table:table-cell table:formula="of:=COUNTIF([.F7:.F33];&quot;&gt;0&quot;)" office:value-type="float" office:value="9" calcext:value-type="float">
            <text:p>9</text:p>
          </table:table-cell>
          <table:table-cell table:formula="of:=COUNTIF([.G7:.G33];&quot;&gt;0&quot;)" office:value-type="float" office:value="8" calcext:value-type="float">
            <text:p>8</text:p>
          </table:table-cell>
          <table:table-cell table:formula="of:=COUNTIF([.H7:.H33];&quot;&gt;0&quot;)" office:value-type="float" office:value="6" calcext:value-type="float">
            <text:p>6</text:p>
          </table:table-cell>
          <table:table-cell table:formula="of:=COUNTIF([.I7:.I33];&quot;&gt;0&quot;)" office:value-type="float" office:value="10" calcext:value-type="float">
            <text:p>10</text:p>
          </table:table-cell>
          <table:table-cell table:formula="of:=COUNTIF([.J7:.J33];&quot;&gt;0&quot;)" office:value-type="float" office:value="7" calcext:value-type="float">
            <text:p>7</text:p>
          </table:table-cell>
          <table:table-cell table:formula="of:=COUNTIF([.K7:.K33];&quot;&gt;0&quot;)" office:value-type="float" office:value="9" calcext:value-type="float">
            <text:p>9</text:p>
          </table:table-cell>
          <table:table-cell table:formula="of:=COUNTIF([.L7:.L33];&quot;&gt;0&quot;)" office:value-type="float" office:value="7" calcext:value-type="float">
            <text:p>7</text:p>
          </table:table-cell>
          <table:table-cell table:formula="of:=COUNTIF([.M7:.M33];&quot;&gt;0&quot;)" office:value-type="float" office:value="14" calcext:value-type="float">
            <text:p>14</text:p>
          </table:table-cell>
          <table:table-cell table:formula="of:=COUNTIF([.N7:.N33];&quot;&gt;0&quot;)" office:value-type="float" office:value="6" calcext:value-type="float">
            <text:p>6</text:p>
          </table:table-cell>
          <table:table-cell table:formula="of:=COUNTIF([.O7:.O33];&quot;&gt;0&quot;)" office:value-type="float" office:value="9" calcext:value-type="float">
            <text:p>9</text:p>
          </table:table-cell>
          <table:table-cell table:formula="of:=COUNTIF([.P7:.P33];&quot;&gt;0&quot;)" office:value-type="float" office:value="13" calcext:value-type="float">
            <text:p>13</text:p>
          </table:table-cell>
          <table:table-cell table:formula="of:=COUNTIF([.Q7:.Q33];&quot;&gt;0&quot;)" office:value-type="float" office:value="7" calcext:value-type="float">
            <text:p>7</text:p>
          </table:table-cell>
          <table:table-cell table:formula="of:=COUNTIF([.R7:.R33];&quot;&gt;0&quot;)" office:value-type="float" office:value="7" calcext:value-type="float">
            <text:p>7</text:p>
          </table:table-cell>
          <table:table-cell table:formula="of:=COUNTIF([.S7:.S33];&quot;&gt;0&quot;)" office:value-type="float" office:value="13" calcext:value-type="float">
            <text:p>13</text:p>
          </table:table-cell>
          <table:table-cell table:formula="of:=COUNTIF([.T7:.T33];&quot;&gt;0&quot;)" office:value-type="float" office:value="13" calcext:value-type="float">
            <text:p>13</text:p>
          </table:table-cell>
          <table:table-cell table:formula="of:=COUNTIF([.U7:.U33];&quot;&gt;0&quot;)" office:value-type="float" office:value="7" calcext:value-type="float">
            <text:p>7</text:p>
          </table:table-cell>
          <table:table-cell table:formula="of:=COUNTIF([.V7:.V33];&quot;&gt;0&quot;)" office:value-type="float" office:value="7" calcext:value-type="float">
            <text:p>7</text:p>
          </table:table-cell>
          <table:table-cell table:formula="of:=COUNTIF([.W7:.W33];&quot;&gt;0&quot;)" office:value-type="float" office:value="9" calcext:value-type="float">
            <text:p>9</text:p>
          </table:table-cell>
          <table:table-cell table:formula="of:=COUNTIF([.X7:.X33];&quot;&gt;0&quot;)" office:value-type="float" office:value="8" calcext:value-type="float">
            <text:p>8</text:p>
          </table:table-cell>
          <table:table-cell table:formula="of:=COUNTIF([.Y7:.Y33];&quot;&gt;0&quot;)" office:value-type="float" office:value="8" calcext:value-type="float">
            <text:p>8</text:p>
          </table:table-cell>
          <table:table-cell table:formula="of:=COUNTIF([.Z7:.Z33];&quot;&gt;0&quot;)" office:value-type="float" office:value="11" calcext:value-type="float">
            <text:p>11</text:p>
          </table:table-cell>
          <table:table-cell table:formula="of:=COUNTIF([.AA7:.AA33];&quot;&gt;0&quot;)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formula="of:=COM.MICROSOFT.MINIFS([.D7:.D31];[.D7:.D31];&quot;&gt;0&quot;)" office:value-type="float" office:value="180" calcext:value-type="float">
            <text:p>180</text:p>
          </table:table-cell>
          <table:table-cell table:formula="of:=COM.MICROSOFT.MINIFS([.E7:.E31];[.E7:.E31];&quot;&gt;0&quot;)" office:value-type="float" office:value="12" calcext:value-type="float">
            <text:p>12</text:p>
          </table:table-cell>
          <table:table-cell table:formula="of:=COM.MICROSOFT.MINIFS([.F7:.F31];[.F7:.F31];&quot;&gt;0&quot;)" office:value-type="float" office:value="97" calcext:value-type="float">
            <text:p>97</text:p>
          </table:table-cell>
          <table:table-cell table:formula="of:=COM.MICROSOFT.MINIFS([.G7:.G31];[.G7:.G31];&quot;&gt;0&quot;)" office:value-type="float" office:value="12" calcext:value-type="float">
            <text:p>12</text:p>
          </table:table-cell>
          <table:table-cell table:formula="of:=COM.MICROSOFT.MINIFS([.H7:.H31];[.H7:.H31];&quot;&gt;0&quot;)" office:value-type="float" office:value="50" calcext:value-type="float">
            <text:p>50</text:p>
          </table:table-cell>
          <table:table-cell table:formula="of:=COM.MICROSOFT.MINIFS([.I7:.I31];[.I7:.I31];&quot;&gt;0&quot;)" office:value-type="float" office:value="27" calcext:value-type="float">
            <text:p>27</text:p>
          </table:table-cell>
          <table:table-cell table:formula="of:=COM.MICROSOFT.MINIFS([.J7:.J31];[.J7:.J31];&quot;&gt;0&quot;)" office:value-type="float" office:value="10" calcext:value-type="float">
            <text:p>10</text:p>
          </table:table-cell>
          <table:table-cell table:formula="of:=COM.MICROSOFT.MINIFS([.K7:.K31];[.K7:.K31];&quot;&gt;0&quot;)" office:value-type="float" office:value="18" calcext:value-type="float">
            <text:p>18</text:p>
          </table:table-cell>
          <table:table-cell table:formula="of:=COM.MICROSOFT.MINIFS([.L7:.L31];[.L7:.L31];&quot;&gt;0&quot;)" office:value-type="float" office:value="39" calcext:value-type="float">
            <text:p>39</text:p>
          </table:table-cell>
          <table:table-cell table:formula="of:=COM.MICROSOFT.MINIFS([.M7:.M31];[.M7:.M31];&quot;&gt;0&quot;)" office:value-type="float" office:value="16" calcext:value-type="float">
            <text:p>16</text:p>
          </table:table-cell>
          <table:table-cell table:formula="of:=COM.MICROSOFT.MINIFS([.N7:.N31];[.N7:.N31];&quot;&gt;0&quot;)" office:value-type="float" office:value="15" calcext:value-type="float">
            <text:p>15</text:p>
          </table:table-cell>
          <table:table-cell table:formula="of:=COM.MICROSOFT.MINIFS([.O7:.O31];[.O7:.O31];&quot;&gt;0&quot;)" office:value-type="float" office:value="56" calcext:value-type="float">
            <text:p>56</text:p>
          </table:table-cell>
          <table:table-cell table:formula="of:=COM.MICROSOFT.MINIFS([.P7:.P31];[.P7:.P31];&quot;&gt;0&quot;)" office:value-type="float" office:value="8" calcext:value-type="float">
            <text:p>8</text:p>
          </table:table-cell>
          <table:table-cell table:formula="of:=COM.MICROSOFT.MINIFS([.Q7:.Q31];[.Q7:.Q31];&quot;&gt;0&quot;)" office:value-type="float" office:value="10" calcext:value-type="float">
            <text:p>10</text:p>
          </table:table-cell>
          <table:table-cell table:formula="of:=COM.MICROSOFT.MINIFS([.R7:.R31];[.R7:.R31];&quot;&gt;0&quot;)" office:value-type="float" office:value="250" calcext:value-type="float">
            <text:p>250</text:p>
          </table:table-cell>
          <table:table-cell table:formula="of:=COM.MICROSOFT.MINIFS([.S7:.S31];[.S7:.S31];&quot;&gt;0&quot;)" office:value-type="float" office:value="150" calcext:value-type="float">
            <text:p>150</text:p>
          </table:table-cell>
          <table:table-cell table:formula="of:=COM.MICROSOFT.MINIFS([.T7:.T31];[.T7:.T31];&quot;&gt;0&quot;)" office:value-type="float" office:value="10" calcext:value-type="float">
            <text:p>10</text:p>
          </table:table-cell>
          <table:table-cell table:formula="of:=COM.MICROSOFT.MINIFS([.U7:.U31];[.U7:.U31];&quot;&gt;0&quot;)" office:value-type="float" office:value="10" calcext:value-type="float">
            <text:p>10</text:p>
          </table:table-cell>
          <table:table-cell table:formula="of:=COM.MICROSOFT.MINIFS([.V7:.V31];[.V7:.V31];&quot;&gt;0&quot;)" office:value-type="float" office:value="5" calcext:value-type="float">
            <text:p>5</text:p>
          </table:table-cell>
          <table:table-cell table:formula="of:=COM.MICROSOFT.MINIFS([.W7:.W31];[.W7:.W31];&quot;&gt;0&quot;)" office:value-type="float" office:value="22" calcext:value-type="float">
            <text:p>22</text:p>
          </table:table-cell>
          <table:table-cell table:formula="of:=COM.MICROSOFT.MINIFS([.X7:.X31];[.X7:.X31];&quot;&gt;0&quot;)" office:value-type="float" office:value="78" calcext:value-type="float">
            <text:p>78</text:p>
          </table:table-cell>
          <table:table-cell table:formula="of:=COM.MICROSOFT.MINIFS([.Y7:.Y31];[.Y7:.Y31];&quot;&gt;0&quot;)" office:value-type="float" office:value="25" calcext:value-type="float">
            <text:p>25</text:p>
          </table:table-cell>
          <table:table-cell table:formula="of:=COM.MICROSOFT.MINIFS([.Z7:.Z31];[.Z7:.Z31];&quot;&gt;0&quot;)" office:value-type="float" office:value="1" calcext:value-type="float">
            <text:p>1</text:p>
          </table:table-cell>
          <table:table-cell table:formula="of:=COM.MICROSOFT.MINIFS([.AA7:.AA31];[.AA7:.AA31];&quot;&gt;0&quot;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COM.MICROSOFT.MAXIFS([.D7:.D31];[.D7:.D31];&quot;&gt;0&quot;)" office:value-type="float" office:value="256" calcext:value-type="float">
            <text:p>256</text:p>
          </table:table-cell>
          <table:table-cell table:formula="of:=COM.MICROSOFT.MAXIFS([.E7:.E31];[.E7:.E31];&quot;&gt;0&quot;)" office:value-type="float" office:value="40" calcext:value-type="float">
            <text:p>40</text:p>
          </table:table-cell>
          <table:table-cell table:formula="of:=COM.MICROSOFT.MAXIFS([.F7:.F31];[.F7:.F31];&quot;&gt;0&quot;)" office:value-type="float" office:value="250" calcext:value-type="float">
            <text:p>250</text:p>
          </table:table-cell>
          <table:table-cell table:formula="of:=COM.MICROSOFT.MAXIFS([.G7:.G31];[.G7:.G31];&quot;&gt;0&quot;)" office:value-type="float" office:value="25" calcext:value-type="float">
            <text:p>25</text:p>
          </table:table-cell>
          <table:table-cell table:formula="of:=COM.MICROSOFT.MAXIFS([.H7:.H31];[.H7:.H31];&quot;&gt;0&quot;)" office:value-type="float" office:value="83" calcext:value-type="float">
            <text:p>83</text:p>
          </table:table-cell>
          <table:table-cell table:formula="of:=COM.MICROSOFT.MAXIFS([.I7:.I31];[.I7:.I31];&quot;&gt;0&quot;)" office:value-type="float" office:value="49" calcext:value-type="float">
            <text:p>49</text:p>
          </table:table-cell>
          <table:table-cell table:formula="of:=COM.MICROSOFT.MAXIFS([.J7:.J31];[.J7:.J31];&quot;&gt;0&quot;)" office:value-type="float" office:value="23" calcext:value-type="float">
            <text:p>23</text:p>
          </table:table-cell>
          <table:table-cell table:formula="of:=COM.MICROSOFT.MAXIFS([.K7:.K31];[.K7:.K31];&quot;&gt;0&quot;)" office:value-type="float" office:value="30" calcext:value-type="float">
            <text:p>30</text:p>
          </table:table-cell>
          <table:table-cell table:formula="of:=COM.MICROSOFT.MAXIFS([.L7:.L31];[.L7:.L31];&quot;&gt;0&quot;)" office:value-type="float" office:value="69" calcext:value-type="float">
            <text:p>69</text:p>
          </table:table-cell>
          <table:table-cell table:formula="of:=COM.MICROSOFT.MAXIFS([.M7:.M31];[.M7:.M31];&quot;&gt;0&quot;)" office:value-type="float" office:value="40" calcext:value-type="float">
            <text:p>40</text:p>
          </table:table-cell>
          <table:table-cell table:formula="of:=COM.MICROSOFT.MAXIFS([.N7:.N31];[.N7:.N31];&quot;&gt;0&quot;)" office:value-type="float" office:value="28" calcext:value-type="float">
            <text:p>28</text:p>
          </table:table-cell>
          <table:table-cell table:formula="of:=COM.MICROSOFT.MAXIFS([.O7:.O31];[.O7:.O31];&quot;&gt;0&quot;)" office:value-type="float" office:value="68" calcext:value-type="float">
            <text:p>68</text:p>
          </table:table-cell>
          <table:table-cell table:formula="of:=COM.MICROSOFT.MAXIFS([.P7:.P31];[.P7:.P31];&quot;&gt;0&quot;)" office:value-type="float" office:value="44" calcext:value-type="float">
            <text:p>44</text:p>
          </table:table-cell>
          <table:table-cell table:formula="of:=COM.MICROSOFT.MAXIFS([.Q7:.Q31];[.Q7:.Q31];&quot;&gt;0&quot;)" office:value-type="float" office:value="24" calcext:value-type="float">
            <text:p>24</text:p>
          </table:table-cell>
          <table:table-cell table:formula="of:=COM.MICROSOFT.MAXIFS([.R7:.R31];[.R7:.R31];&quot;&gt;0&quot;)" office:value-type="float" office:value="291" calcext:value-type="float">
            <text:p>291</text:p>
          </table:table-cell>
          <table:table-cell table:formula="of:=COM.MICROSOFT.MAXIFS([.S7:.S31];[.S7:.S31];&quot;&gt;0&quot;)" office:value-type="float" office:value="185" calcext:value-type="float">
            <text:p>185</text:p>
          </table:table-cell>
          <table:table-cell table:formula="of:=COM.MICROSOFT.MAXIFS([.T7:.T31];[.T7:.T31];&quot;&gt;0&quot;)" office:value-type="float" office:value="20" calcext:value-type="float">
            <text:p>20</text:p>
          </table:table-cell>
          <table:table-cell table:formula="of:=COM.MICROSOFT.MAXIFS([.U7:.U31];[.U7:.U31];&quot;&gt;0&quot;)" office:value-type="float" office:value="33" calcext:value-type="float">
            <text:p>33</text:p>
          </table:table-cell>
          <table:table-cell table:formula="of:=COM.MICROSOFT.MAXIFS([.V7:.V31];[.V7:.V31];&quot;&gt;0&quot;)" office:value-type="float" office:value="20" calcext:value-type="float">
            <text:p>20</text:p>
          </table:table-cell>
          <table:table-cell table:formula="of:=COM.MICROSOFT.MAXIFS([.W7:.W31];[.W7:.W31];&quot;&gt;0&quot;)" office:value-type="float" office:value="36" calcext:value-type="float">
            <text:p>36</text:p>
          </table:table-cell>
          <table:table-cell table:formula="of:=COM.MICROSOFT.MAXIFS([.X7:.X31];[.X7:.X31];&quot;&gt;0&quot;)" office:value-type="float" office:value="99" calcext:value-type="float">
            <text:p>99</text:p>
          </table:table-cell>
          <table:table-cell table:formula="of:=COM.MICROSOFT.MAXIFS([.Y7:.Y31];[.Y7:.Y31];&quot;&gt;0&quot;)" office:value-type="float" office:value="47" calcext:value-type="float">
            <text:p>47</text:p>
          </table:table-cell>
          <table:table-cell table:formula="of:=COM.MICROSOFT.MAXIFS([.Z7:.Z31];[.Z7:.Z31];&quot;&gt;0&quot;)" office:value-type="float" office:value="3" calcext:value-type="float">
            <text:p>3</text:p>
          </table:table-cell>
          <table:table-cell table:formula="of:=COM.MICROSOFT.MAXIFS([.AA7:.AA31];[.AA7:.AA31];&quot;&gt;0&quot;)" office:value-type="float" office:value="480" calcext:value-type="float">
            <text:p>4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76" calcext:value-type="float">
            <text:p>76</text:p>
          </table:table-cell>
          <table:table-cell table:style-name="ce27" table:formula="of:=[.E5]-[.E4]" office:value-type="float" office:value="28" calcext:value-type="float">
            <text:p>28</text:p>
          </table:table-cell>
          <table:table-cell table:style-name="ce27" table:formula="of:=[.F5]-[.F4]" office:value-type="float" office:value="153" calcext:value-type="float">
            <text:p>153</text:p>
          </table:table-cell>
          <table:table-cell table:style-name="ce27" table:formula="of:=[.G5]-[.G4]" office:value-type="float" office:value="13" calcext:value-type="float">
            <text:p>13</text:p>
          </table:table-cell>
          <table:table-cell table:style-name="ce27" table:formula="of:=[.H5]-[.H4]" office:value-type="float" office:value="33" calcext:value-type="float">
            <text:p>33</text:p>
          </table:table-cell>
          <table:table-cell table:style-name="ce27" table:formula="of:=[.I5]-[.I4]" office:value-type="float" office:value="22" calcext:value-type="float">
            <text:p>22</text:p>
          </table:table-cell>
          <table:table-cell table:style-name="ce27" table:formula="of:=[.J5]-[.J4]" office:value-type="float" office:value="13" calcext:value-type="float">
            <text:p>13</text:p>
          </table:table-cell>
          <table:table-cell table:style-name="ce27" table:formula="of:=[.K5]-[.K4]" office:value-type="float" office:value="12" calcext:value-type="float">
            <text:p>12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4" calcext:value-type="float">
            <text:p>24</text:p>
          </table:table-cell>
          <table:table-cell table:style-name="ce27" table:formula="of:=[.N5]-[.N4]" office:value-type="float" office:value="13" calcext:value-type="float">
            <text:p>13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36" calcext:value-type="float">
            <text:p>36</text:p>
          </table:table-cell>
          <table:table-cell table:style-name="ce27" table:formula="of:=[.Q5]-[.Q4]" office:value-type="float" office:value="14" calcext:value-type="float">
            <text:p>14</text:p>
          </table:table-cell>
          <table:table-cell table:style-name="ce27" table:formula="of:=[.R5]-[.R4]" office:value-type="float" office:value="41" calcext:value-type="float">
            <text:p>41</text:p>
          </table:table-cell>
          <table:table-cell table:style-name="ce27" table:formula="of:=[.S5]-[.S4]" office:value-type="float" office:value="35" calcext:value-type="float">
            <text:p>35</text:p>
          </table:table-cell>
          <table:table-cell table:style-name="ce27" table:formula="of:=[.T5]-[.T4]" office:value-type="float" office:value="10" calcext:value-type="float">
            <text:p>10</text:p>
          </table:table-cell>
          <table:table-cell table:style-name="ce27" table:formula="of:=[.U5]-[.U4]" office:value-type="float" office:value="23" calcext:value-type="float">
            <text:p>23</text:p>
          </table:table-cell>
          <table:table-cell table:style-name="ce27" table:formula="of:=[.V5]-[.V4]" office:value-type="float" office:value="15" calcext:value-type="float">
            <text:p>15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22" calcext:value-type="float">
            <text:p>2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334" calcext:value-type="float">
            <text:p>334</text:p>
          </table:table-cell>
          <table:table-cell/>
          <table:table-cell table:style-name="Default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20]" office:value-type="float" office:value="17" calcext:value-type="float">
            <text:p>17</text:p>
          </table:table-cell>
          <table:table-cell table:formula="of:=[Distance.B20]" office:value-type="string" office:string-value="Cargo Depot" calcext:value-type="string">
            <text:p>Cargo Depot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21]" office:value-type="float" office:value="18" calcext:value-type="float">
            <text:p>18</text:p>
          </table:table-cell>
          <table:table-cell table:formula="of:=[Distance.B21]" office:value-type="string" office:string-value="CyberTech" calcext:value-type="string">
            <text:p>CyberTech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2]" office:value-type="float" office:value="19" calcext:value-type="float">
            <text:p>19</text:p>
          </table:table-cell>
          <table:table-cell table:formula="of:=[Distance.B22]" office:value-type="string" office:string-value="Fobos" calcext:value-type="string">
            <text:p>Fobos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3]" office:value-type="float" office:value="20" calcext:value-type="float">
            <text:p>20</text:p>
          </table:table-cell>
          <table:table-cell table:formula="of:=[Distance.B23]" office:value-type="string" office:string-value="Deep Space 41" calcext:value-type="string">
            <text:p>Deep Space 41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4]" office:value-type="float" office:value="21" calcext:value-type="float">
            <text:p>21</text:p>
          </table:table-cell>
          <table:table-cell table:formula="of:=[Distance.B24]" office:value-type="string" office:string-value="Sakigake" calcext:value-type="string">
            <text:p>Sakigake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8:.AA28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25]" office:value-type="float" office:value="22" calcext:value-type="float">
            <text:p>22</text:p>
          </table:table-cell>
          <table:table-cell table:formula="of:=[Distance.B25]" office:value-type="string" office:string-value="Shinen" calcext:value-type="string">
            <text:p>Shinen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9:.AA29];&quot;&gt;0&quot;)" office:value-type="float" office:value="5" calcext:value-type="float">
            <text:p>5</text:p>
          </table:table-cell>
        </table:table-row>
        <table:table-row table:style-name="ro1">
          <table:table-cell table:formula="of:=[Distance.A26]" office:value-type="float" office:value="23" calcext:value-type="float">
            <text:p>23</text:p>
          </table:table-cell>
          <table:table-cell table:formula="of:=[Distance.B26]" office:value-type="string" office:string-value="Nozomi" calcext:value-type="string">
            <text:p>Nozomi</text:p>
          </table:table-cell>
          <table:table-cell table:style-name="Default" table:formula="of:=[Distance.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MINIFS([.T6:.T29];[.T6:.T29];&quot;&gt;0&quot;)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0:.AA30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27]" office:value-type="float" office:value="24" calcext:value-type="float">
            <text:p>24</text:p>
          </table:table-cell>
          <table:table-cell table:formula="of:=[Distance.B27]" office:value-type="string" office:string-value="Akatsuki" calcext:value-type="string">
            <text:p>Akatsuki</text:p>
          </table:table-cell>
          <table:table-cell table:style-name="Default" table:formula="of:=[Distance.C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COM.MICROSOFT.MAXIFS([.G7:.G30];[.G7:.G30];&quot;&gt;0&quot;)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MAXIFS([.L7:.L30];[.L7:.L30];&quot;&gt;0&quot;)" office:value-type="float" office:value="69" calcext:value-type="float">
            <text:p>69</text:p>
          </table:table-cell>
          <table:table-cell table:formula="of:=COM.MICROSOFT.MAXIFS([.M7:.M30];[.M7:.M30];&quot;&gt;0&quot;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COM.MICROSOFT.MAXIFS([.O7:.O30];[.O7:.O30];&quot;&gt;0&quot;)"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MAXIFS([.S7:.S30];[.S7:.S30];&quot;&gt;0&quot;)"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MAXIFS([.W7:.W30];[.W7:.W30];&quot;&gt;0&quot;)" office:value-type="float" office:value="36" calcext:value-type="float">
            <text:p>36</text:p>
          </table:table-cell>
          <table:table-cell table:formula="of:=COM.MICROSOFT.MAXIFS([.X7:.X30];[.X7:.X30];&quot;&gt;0&quot;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COUNTIF([.D31:.AA31];&quot;&gt;0&quot;)" office:value-type="float" office:value="12" calcext:value-type="float">
            <text:p>12</text:p>
          </table:table-cell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6"/>
        <table:table-column table:style-name="co10" table:default-cell-style-name="ce29"/>
        <table:table-column table:style-name="co1" table:default-cell-style-name="ce28"/>
        <table:table-column table:style-name="co1" table:number-columns-repeated="16" table:default-cell-style-name="Default"/>
        <table:table-column table:style-name="co12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ce16"/>
          <table:table-cell table:style-name="ce16" table:formula="of:=[Prices.D1]" office:value-type="float" office:value="0" calcext:value-type="float">
            <text:p>0</text:p>
          </table:table-cell>
          <table:table-cell table:style-name="ce16" table:formula="of:=[Prices.E1]" office:value-type="float" office:value="1" calcext:value-type="float">
            <text:p>1</text:p>
          </table:table-cell>
          <table:table-cell table:style-name="ce16" table:formula="of:=[Prices.F1]" office:value-type="float" office:value="2" calcext:value-type="float">
            <text:p>2</text:p>
          </table:table-cell>
          <table:table-cell table:style-name="ce16" table:formula="of:=[Prices.G1]" office:value-type="float" office:value="3" calcext:value-type="float">
            <text:p>3</text:p>
          </table:table-cell>
          <table:table-cell table:style-name="ce16" table:formula="of:=[Prices.H1]" office:value-type="float" office:value="4" calcext:value-type="float">
            <text:p>4</text:p>
          </table:table-cell>
          <table:table-cell table:style-name="ce16" table:formula="of:=[Prices.I1]" office:value-type="float" office:value="5" calcext:value-type="float">
            <text:p>5</text:p>
          </table:table-cell>
          <table:table-cell table:style-name="ce16" table:formula="of:=[Prices.J1]" office:value-type="float" office:value="6" calcext:value-type="float">
            <text:p>6</text:p>
          </table:table-cell>
          <table:table-cell table:style-name="ce16" table:formula="of:=[Prices.K1]" office:value-type="float" office:value="7" calcext:value-type="float">
            <text:p>7</text:p>
          </table:table-cell>
          <table:table-cell table:style-name="ce16" table:formula="of:=[Prices.L1]" office:value-type="float" office:value="8" calcext:value-type="float">
            <text:p>8</text:p>
          </table:table-cell>
          <table:table-cell table:style-name="ce16" table:formula="of:=[Prices.M1]" office:value-type="float" office:value="9" calcext:value-type="float">
            <text:p>9</text:p>
          </table:table-cell>
          <table:table-cell table:style-name="ce16" table:formula="of:=[Prices.N1]" office:value-type="float" office:value="10" calcext:value-type="float">
            <text:p>10</text:p>
          </table:table-cell>
          <table:table-cell table:style-name="ce16" table:formula="of:=[Prices.O1]" office:value-type="float" office:value="11" calcext:value-type="float">
            <text:p>11</text:p>
          </table:table-cell>
          <table:table-cell table:style-name="ce16" table:formula="of:=[Prices.P1]" office:value-type="float" office:value="12" calcext:value-type="float">
            <text:p>12</text:p>
          </table:table-cell>
          <table:table-cell table:style-name="ce16" table:formula="of:=[Prices.Q1]" office:value-type="float" office:value="13" calcext:value-type="float">
            <text:p>13</text:p>
          </table:table-cell>
          <table:table-cell table:style-name="ce16" table:formula="of:=[Prices.R1]" office:value-type="float" office:value="14" calcext:value-type="float">
            <text:p>14</text:p>
          </table:table-cell>
          <table:table-cell table:style-name="ce16" table:formula="of:=[Prices.S1]" office:value-type="float" office:value="15" calcext:value-type="float">
            <text:p>15</text:p>
          </table:table-cell>
          <table:table-cell table:style-name="ce16" table:formula="of:=[Prices.T1]" office:value-type="float" office:value="16" calcext:value-type="float">
            <text:p>16</text:p>
          </table:table-cell>
          <table:table-cell table:style-name="ce16" table:formula="of:=[Prices.U1]" office:value-type="float" office:value="17" calcext:value-type="float">
            <text:p>17</text:p>
          </table:table-cell>
          <table:table-cell table:style-name="ce16" table:formula="of:=[Prices.V1]" office:value-type="float" office:value="18" calcext:value-type="float">
            <text:p>18</text:p>
          </table:table-cell>
          <table:table-cell table:style-name="ce16" table:formula="of:=[Prices.W1]" office:value-type="float" office:value="19" calcext:value-type="float">
            <text:p>19</text:p>
          </table:table-cell>
          <table:table-cell table:style-name="ce16" table:formula="of:=[Prices.X1]" office:value-type="float" office:value="20" calcext:value-type="float">
            <text:p>20</text:p>
          </table:table-cell>
          <table:table-cell table:style-name="ce16" table:formula="of:=[Prices.Y1]" office:value-type="float" office:value="21" calcext:value-type="float">
            <text:p>21</text:p>
          </table:table-cell>
          <table:table-cell table:style-name="ce16" table:formula="of:=[Prices.Z1]" office:value-type="float" office:value="22" calcext:value-type="float">
            <text:p>22</text:p>
          </table:table-cell>
          <table:table-cell table:style-name="ce16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17" calcext:value-type="float">
            <text:p>17</text:p>
          </table:table-cell>
          <table:table-cell table:formula="of:=[Prices.B24]" office:value-type="string" office:string-value="Cargo Depot" calcext:value-type="string">
            <text:p>Cargo Depot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25]" office:value-type="float" office:value="18" calcext:value-type="float">
            <text:p>18</text:p>
          </table:table-cell>
          <table:table-cell table:formula="of:=[Prices.B25]" office:value-type="string" office:string-value="CyberTech" calcext:value-type="string">
            <text:p>CyberTech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1:.AA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6]" office:value-type="float" office:value="19" calcext:value-type="float">
            <text:p>19</text:p>
          </table:table-cell>
          <table:table-cell table:formula="of:=[Prices.B26]" office:value-type="string" office:string-value="Fobos" calcext:value-type="string">
            <text:p>Fobos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2:.AA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7]" office:value-type="float" office:value="20" calcext:value-type="float">
            <text:p>20</text:p>
          </table:table-cell>
          <table:table-cell table:formula="of:=[Prices.B27]" office:value-type="string" office:string-value="Deep Space 41" calcext:value-type="string">
            <text:p>Deep Space 41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8]" office:value-type="float" office:value="21" calcext:value-type="float">
            <text:p>21</text:p>
          </table:table-cell>
          <table:table-cell table:formula="of:=[Prices.B28]" office:value-type="string" office:string-value="Sakigake" calcext:value-type="string">
            <text:p>Sakigake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29]" office:value-type="float" office:value="22" calcext:value-type="float">
            <text:p>22</text:p>
          </table:table-cell>
          <table:table-cell table:formula="of:=[Prices.B29]" office:value-type="string" office:string-value="Shinen" calcext:value-type="string">
            <text:p>Shinen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30]" office:value-type="float" office:value="23" calcext:value-type="float">
            <text:p>23</text:p>
          </table:table-cell>
          <table:table-cell table:formula="of:=[Prices.B30]" office:value-type="string" office:string-value="Nozomi" calcext:value-type="string">
            <text:p>Nozomi</text:p>
          </table:table-cell>
          <table:table-cell table:style-name="Default" table:formula="of:=[Prices.C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31]" office:value-type="float" office:value="24" calcext:value-type="float">
            <text:p>24</text:p>
          </table:table-cell>
          <table:table-cell table:formula="of:=[Prices.B31]" office:value-type="string" office:string-value="Akatsuki" calcext:value-type="string">
            <text:p>Akatsuki</text:p>
          </table:table-cell>
          <table:table-cell table:style-name="Default" table:formula="of:=[Prices.C3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6" calcext:value-type="float">
            <text:p>6</text:p>
          </table:table-cell>
        </table:table-row>
      </table:table>
      <table:table table:name="Array Price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0,0,61,16,0,281,170,0,0,0,34,83,39,1,0," calcext:value-type="string">
            <text:p>0,0,0,0,83,43,0,25,69,0,0,61,16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20,0,0,180,0,0,10,0,0,39,0,150," calcext:value-type="string">
            <text:p>256,0,116,0,83,43,0,0,69,30,0,61,20,0,0,180,0,0,10,0,0,39,0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0,0,0,180,14,0,0,34,0,0,1,146," calcext:value-type="string">
            <text:p>0,12,97,0,0,0,17,0,0,30,0,0,0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0,0,0,178,14,13,0,34,0,37,1,0," calcext:value-type="string">
            <text:p>245,0,118,0,0,42,0,0,0,30,0,57,0,0,0,178,14,13,0,34,0,37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0,0,0,178,14,12,0,34,0,35,0,240," calcext:value-type="string">
            <text:p>243,0,118,0,0,31,0,24,0,30,0,0,0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0,0,0,176,0,0,8,0,0,0,0,0," calcext:value-type="string">
            <text:p>0,31,0,22,0,42,0,0,0,0,0,68,0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0,16,0,0,14,21,18,0,0,0,2,0," calcext:value-type="string">
            <text:p>225,0,0,0,0,0,0,22,39,0,0,0,0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10,0,291,0,0,0,0,0,78,47,0,280," calcext:value-type="string">
            <text:p>205,0,125,0,78,49,0,0,46,38,0,61,10,0,291,0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0,0,61,15,0,291,181,0,0,20,0,89,47,0,249," calcext:value-type="string">
            <text:p>0,0,0,22,73,38,0,0,44,0,0,61,15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0,0,0,181,14,0,0,0,0,0,1,249," calcext:value-type="string">
            <text:p>0,0,118,12,0,42,10,0,39,37,0,0,0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0,0,0,181,14,0,0,0,0,0,1,249," calcext:value-type="string">
            <text:p>0,26,118,12,0,0,0,0,0,37,0,56,0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;&quot;,&quot;)" office:value-type="string" office:string-value="0,0,0,22,0,0,11,25,0,40,24,0,12,16,281,185,16,0,0,36,99,0,0,0," calcext:value-type="string">
            <text:p>0,0,0,22,0,0,11,25,0,40,24,0,12,16,281,185,16,0,0,36,99,0,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;[Prices.P24];&quot;,&quot;;[Prices.Q24];&quot;,&quot;;[Prices.R24];&quot;,&quot;;[Prices.S24];&quot;,&quot;;[Prices.T24];&quot;,&quot;;[Prices.U24];&quot;,&quot;;[Prices.V24];&quot;,&quot;;[Prices.W24];&quot;,&quot;;[Prices.X24];&quot;,&quot;;[Prices.Y24];&quot;,&quot;;[Prices.Z24];&quot;,&quot;;[Prices.AA24];&quot;,&quot;)" office:value-type="string" office:string-value="180,0,0,20,60,27,0,18,0,0,0,0,44,0,250,0,0,10,5,0,89,25,0,0," calcext:value-type="string">
            <text:p>180,0,0,20,60,27,0,18,0,0,0,0,44,0,250,0,0,10,5,0,89,25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;[Prices.P25];&quot;,&quot;;[Prices.Q25];&quot;,&quot;;[Prices.R25];&quot;,&quot;;[Prices.S25];&quot;,&quot;;[Prices.T25];&quot;,&quot;;[Prices.U25];&quot;,&quot;;[Prices.V25];&quot;,&quot;;[Prices.W25];&quot;,&quot;;[Prices.X25];&quot;,&quot;;[Prices.Y25];&quot;,&quot;;[Prices.Z25];&quot;,&quot;;[Prices.AA2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;[Prices.P26];&quot;,&quot;;[Prices.Q26];&quot;,&quot;;[Prices.R26];&quot;,&quot;;[Prices.S26];&quot;,&quot;;[Prices.T26];&quot;,&quot;;[Prices.U26];&quot;,&quot;;[Prices.V26];&quot;,&quot;;[Prices.W26];&quot;,&quot;;[Prices.X26];&quot;,&quot;;[Prices.Y26];&quot;,&quot;;[Prices.Z26];&quot;,&quot;;[Prices.AA2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;[Prices.P27];&quot;,&quot;;[Prices.Q27];&quot;,&quot;;[Prices.R27];&quot;,&quot;;[Prices.S27];&quot;,&quot;;[Prices.T27];&quot;,&quot;;[Prices.U27];&quot;,&quot;;[Prices.V27];&quot;,&quot;;[Prices.W27];&quot;,&quot;;[Prices.X27];&quot;,&quot;;[Prices.Y27];&quot;,&quot;;[Prices.Z27];&quot;,&quot;;[Prices.AA27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;[Prices.P28];&quot;,&quot;;[Prices.Q28];&quot;,&quot;;[Prices.R28];&quot;,&quot;;[Prices.S28];&quot;,&quot;;[Prices.T28];&quot;,&quot;;[Prices.U28];&quot;,&quot;;[Prices.V28];&quot;,&quot;;[Prices.W28];&quot;,&quot;;[Prices.X28];&quot;,&quot;;[Prices.Y28];&quot;,&quot;;[Prices.Z28];&quot;,&quot;;[Prices.AA28];&quot;,&quot;)" office:value-type="string" office:string-value="200,0,0,25,0,37,0,23,0,16,0,0,0,0,0,150,0,0,0,0,90,0,0,0," calcext:value-type="string">
            <text:p>200,0,0,25,0,37,0,23,0,16,0,0,0,0,0,150,0,0,0,0,90,0,0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;&quot;,&quot;;[Prices.P29];&quot;,&quot;;[Prices.Q29];&quot;,&quot;;[Prices.R29];&quot;,&quot;;[Prices.S29];&quot;,&quot;;[Prices.T29];&quot;,&quot;;[Prices.U29];&quot;,&quot;;[Prices.V29];&quot;,&quot;;[Prices.W29];&quot;,&quot;;[Prices.X29];&quot;,&quot;;[Prices.Y29];&quot;,&quot;;[Prices.Z29];&quot;,&quot;;[Prices.AA29];&quot;,&quot;)" office:value-type="string" office:string-value="0,0,0,0,50,0,0,0,0,0,0,0,0,0,250,0,0,15,9,0,0,34,0,0," calcext:value-type="string">
            <text:p>0,0,0,0,50,0,0,0,0,0,0,0,0,0,250,0,0,15,9,0,0,34,0,0,</text:p>
          </table:table-cell>
        </table:table-row>
        <table:table-row table:style-name="ro1">
          <table:table-cell table:formula="of:=COM.MICROSOFT.CONCAT([Prices.D30];&quot;,&quot;;[Prices.E30];&quot;,&quot;;[Prices.F30];&quot;,&quot;;[Prices.G30];&quot;,&quot;;[Prices.H30];&quot;,&quot;;[Prices.I30];&quot;,&quot;;[Prices.J30];&quot;,&quot;;[Prices.K30];&quot;,&quot;;[Prices.L30];&quot;,&quot;;[Prices.M30];&quot;,&quot;;[Prices.N30];&quot;,&quot;;[Prices.O30];&quot;,&quot;;[Prices.P30];&quot;,&quot;;[Prices.Q30];&quot;,&quot;;[Prices.R30];&quot;,&quot;;[Prices.S30];&quot;,&quot;;[Prices.T30];&quot;,&quot;;[Prices.U30];&quot;,&quot;;[Prices.V30];&quot;,&quot;;[Prices.W30];&quot;,&quot;;[Prices.X30];&quot;,&quot;;[Prices.Y30];&quot;,&quot;;[Prices.Z30];&quot;,&quot;;[Prices.AA30];&quot;,&quot;)" office:value-type="string" office:string-value="0,40,0,0,0,0,23,30,0,0,28,0,32,24,0,0,10,0,0,0,0,0,1,0," calcext:value-type="string">
            <text:p>0,40,0,0,0,0,23,30,0,0,28,0,32,24,0,0,10,0,0,0,0,0,1,0,</text:p>
          </table:table-cell>
        </table:table-row>
        <table:table-row table:style-name="ro1">
          <table:table-cell table:formula="of:=COM.MICROSOFT.CONCAT([Prices.D31];&quot;,&quot;;[Prices.E31];&quot;,&quot;;[Prices.F31];&quot;,&quot;;[Prices.G31];&quot;,&quot;;[Prices.H31];&quot;,&quot;;[Prices.I31];&quot;,&quot;;[Prices.J31];&quot;,&quot;;[Prices.K31];&quot;,&quot;;[Prices.L31];&quot;,&quot;;[Prices.M31];&quot;,&quot;;[Prices.N31];&quot;,&quot;;[Prices.O31];&quot;,&quot;;[Prices.P31];&quot;,&quot;;[Prices.Q31];&quot;,&quot;;[Prices.R31];&quot;,&quot;;[Prices.S31];&quot;,&quot;;[Prices.T31];&quot;,&quot;;[Prices.U31];&quot;,&quot;;[Prices.V31];&quot;,&quot;;[Prices.W31];&quot;,&quot;;[Prices.X31];&quot;,&quot;;[Prices.Y31];&quot;,&quot;;[Prices.Z31];&quot;,&quot;;[Prices.AA31])" office:value-type="string" office:string-value="0,0,250,25,0,0,0,0,69,40,0,68,40,0,0,185,20,0,0,36,99,0,1,480" calcext:value-type="string">
            <text:p>0,0,250,25,0,0,0,0,69,40,0,68,40,0,0,185,20,0,0,36,99,0,1,48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;&quot;,&quot;)" office:value-type="string" office:string-value="0,0,0,500,0,0,500,500,0,500,500,0,5000,500,500,500,500,0,0,500,500,0,0,0," calcext:value-type="string">
            <text:p>0,0,0,500,0,0,500,500,0,500,500,0,5000,500,500,500,500,0,0,500,500,0,0,0,</text:p>
          </table:table-cell>
        </table:table-row>
        <table:table-row table:style-name="ro1">
          <table:table-cell table:formula="of:=COM.MICROSOFT.CONCAT([Quantity.D20];&quot;,&quot;;[Quantity.E20];&quot;,&quot;;[Quantity.F20];&quot;,&quot;;[Quantity.G20];&quot;,&quot;;[Quantity.H20];&quot;,&quot;;[Quantity.I20];&quot;,&quot;;[Quantity.J20];&quot;,&quot;;[Quantity.K20];&quot;,&quot;;[Quantity.L20];&quot;,&quot;;[Quantity.M20];&quot;,&quot;;[Quantity.N20];&quot;,&quot;;[Quantity.O20];&quot;,&quot;;[Quantity.P20];&quot;,&quot;;[Quantity.Q20];&quot;,&quot;;[Quantity.R20];&quot;,&quot;;[Quantity.S20];&quot;,&quot;;[Quantity.T20];&quot;,&quot;;[Quantity.U20];&quot;,&quot;;[Quantity.V20];&quot;,&quot;;[Quantity.W20];&quot;,&quot;;[Quantity.X20];&quot;,&quot;;[Quantity.Y20];&quot;,&quot;;[Quantity.Z20];&quot;,&quot;;[Quantity.AA20];&quot;,&quot;)" office:value-type="string" office:string-value="10000,0,0,10000,10000,10000,0,10000,0,0,0,0,65000,0,10000,0,0,10000,65000,0,10000,10000,0,0," calcext:value-type="string">
            <text:p>10000,0,0,10000,10000,10000,0,10000,0,0,0,0,65000,0,10000,0,0,10000,65000,0,10000,10000,0,0,</text:p>
          </table:table-cell>
        </table:table-row>
        <table:table-row table:style-name="ro1">
          <table:table-cell table:formula="of:=COM.MICROSOFT.CONCAT([Quantity.D21];&quot;,&quot;;[Quantity.E21];&quot;,&quot;;[Quantity.F21];&quot;,&quot;;[Quantity.G21];&quot;,&quot;;[Quantity.H21];&quot;,&quot;;[Quantity.I21];&quot;,&quot;;[Quantity.J21];&quot;,&quot;;[Quantity.K21];&quot;,&quot;;[Quantity.L21];&quot;,&quot;;[Quantity.M21];&quot;,&quot;;[Quantity.N21];&quot;,&quot;;[Quantity.O21];&quot;,&quot;;[Quantity.P21];&quot;,&quot;;[Quantity.Q21];&quot;,&quot;;[Quantity.R21];&quot;,&quot;;[Quantity.S21];&quot;,&quot;;[Quantity.T21];&quot;,&quot;;[Quantity.U21];&quot;,&quot;;[Quantity.V21];&quot;,&quot;;[Quantity.W21];&quot;,&quot;;[Quantity.X21];&quot;,&quot;;[Quantity.Y21];&quot;,&quot;;[Quantity.Z21];&quot;,&quot;;[Quantity.AA2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2];&quot;,&quot;;[Quantity.E22];&quot;,&quot;;[Quantity.F22];&quot;,&quot;;[Quantity.G22];&quot;,&quot;;[Quantity.H22];&quot;,&quot;;[Quantity.I22];&quot;,&quot;;[Quantity.J22];&quot;,&quot;;[Quantity.K22];&quot;,&quot;;[Quantity.L22];&quot;,&quot;;[Quantity.M22];&quot;,&quot;;[Quantity.N22];&quot;,&quot;;[Quantity.O22];&quot;,&quot;;[Quantity.P22];&quot;,&quot;;[Quantity.Q22];&quot;,&quot;;[Quantity.R22];&quot;,&quot;;[Quantity.S22];&quot;,&quot;;[Quantity.T22];&quot;,&quot;;[Quantity.U22];&quot;,&quot;;[Quantity.V22];&quot;,&quot;;[Quantity.W22];&quot;,&quot;;[Quantity.X22];&quot;,&quot;;[Quantity.Y22];&quot;,&quot;;[Quantity.Z22];&quot;,&quot;;[Quantity.AA2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3];&quot;,&quot;;[Quantity.E23];&quot;,&quot;;[Quantity.F23];&quot;,&quot;;[Quantity.G23];&quot;,&quot;;[Quantity.H23];&quot;,&quot;;[Quantity.I23];&quot;,&quot;;[Quantity.J23];&quot;,&quot;;[Quantity.K23];&quot;,&quot;;[Quantity.L23];&quot;,&quot;;[Quantity.M23];&quot;,&quot;;[Quantity.N23];&quot;,&quot;;[Quantity.O23];&quot;,&quot;;[Quantity.P23];&quot;,&quot;;[Quantity.Q23];&quot;,&quot;;[Quantity.R23];&quot;,&quot;;[Quantity.S23];&quot;,&quot;;[Quantity.T23];&quot;,&quot;;[Quantity.U23];&quot;,&quot;;[Quantity.V23];&quot;,&quot;;[Quantity.W23];&quot;,&quot;;[Quantity.X23];&quot;,&quot;;[Quantity.Y23];&quot;,&quot;;[Quantity.Z23];&quot;,&quot;;[Quantity.AA23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4];&quot;,&quot;;[Quantity.E24];&quot;,&quot;;[Quantity.F24];&quot;,&quot;;[Quantity.G24];&quot;,&quot;;[Quantity.H24];&quot;,&quot;;[Quantity.I24];&quot;,&quot;;[Quantity.J24];&quot;,&quot;;[Quantity.K24];&quot;,&quot;;[Quantity.L24];&quot;,&quot;;[Quantity.M24];&quot;,&quot;;[Quantity.N24];&quot;,&quot;;[Quantity.O24];&quot;,&quot;;[Quantity.P24];&quot;,&quot;;[Quantity.Q24];&quot;,&quot;;[Quantity.R24];&quot;,&quot;;[Quantity.S24];&quot;,&quot;;[Quantity.T24];&quot;,&quot;;[Quantity.U24];&quot;,&quot;;[Quantity.V24];&quot;,&quot;;[Quantity.W24];&quot;,&quot;;[Quantity.X24];&quot;,&quot;;[Quantity.Y24];&quot;,&quot;;[Quantity.Z24];&quot;,&quot;;[Quantity.AA24];&quot;,&quot;)" office:value-type="string" office:string-value="5000,0,0,5000,0,5000,0,5000,0,5000,0,0,0,0,0,5000,0,0,0,0,5000,0,0,0," calcext:value-type="string">
            <text:p>5000,0,0,5000,0,5000,0,5000,0,5000,0,0,0,0,0,5000,0,0,0,0,5000,0,0,0,</text:p>
          </table:table-cell>
        </table:table-row>
        <table:table-row table:style-name="ro1">
          <table:table-cell table:formula="of:=COM.MICROSOFT.CONCAT([Quantity.D25];&quot;,&quot;;[Quantity.E25];&quot;,&quot;;[Quantity.F25];&quot;,&quot;;[Quantity.G25];&quot;,&quot;;[Quantity.H25];&quot;,&quot;;[Quantity.I25];&quot;,&quot;;[Quantity.J25];&quot;,&quot;;[Quantity.K25];&quot;,&quot;;[Quantity.L25];&quot;,&quot;;[Quantity.M25];&quot;,&quot;;[Quantity.N25];&quot;,&quot;;[Quantity.O25];&quot;,&quot;;[Quantity.P25];&quot;,&quot;;[Quantity.Q25];&quot;,&quot;;[Quantity.R25];&quot;,&quot;;[Quantity.S25];&quot;,&quot;;[Quantity.T25];&quot;,&quot;;[Quantity.U25];&quot;,&quot;;[Quantity.V25];&quot;,&quot;;[Quantity.W25];&quot;,&quot;;[Quantity.X25];&quot;,&quot;;[Quantity.Y25];&quot;,&quot;;[Quantity.Z25];&quot;,&quot;;[Quantity.AA25];&quot;,&quot;)" office:value-type="string" office:string-value="0,0,0,0,5000,0,0,0,0,0,0,0,0,0,5000,0,0,5000,65000,0,0,5000,0,0," calcext:value-type="string">
            <text:p>0,0,0,0,5000,0,0,0,0,0,0,0,0,0,5000,0,0,5000,65000,0,0,5000,0,0,</text:p>
          </table:table-cell>
        </table:table-row>
        <table:table-row table:style-name="ro1">
          <table:table-cell table:formula="of:=COM.MICROSOFT.CONCAT([Quantity.D26];&quot;,&quot;;[Quantity.E26];&quot;,&quot;;[Quantity.F26];&quot;,&quot;;[Quantity.G26];&quot;,&quot;;[Quantity.H26];&quot;,&quot;;[Quantity.I26];&quot;,&quot;;[Quantity.J26];&quot;,&quot;;[Quantity.K26];&quot;,&quot;;[Quantity.L26];&quot;,&quot;;[Quantity.M26];&quot;,&quot;;[Quantity.N26];&quot;,&quot;;[Quantity.O26];&quot;,&quot;;[Quantity.P26];&quot;,&quot;;[Quantity.Q26];&quot;,&quot;;[Quantity.R26];&quot;,&quot;;[Quantity.S26];&quot;,&quot;;[Quantity.T26];&quot;,&quot;;[Quantity.U26];&quot;,&quot;;[Quantity.V26];&quot;,&quot;;[Quantity.W26];&quot;,&quot;;[Quantity.X26];&quot;,&quot;;[Quantity.Y26];&quot;,&quot;;[Quantity.Z26];&quot;,&quot;;[Quantity.AA26];&quot;,&quot;)" office:value-type="string" office:string-value="0,10000,0,0,0,0,10000,10000,0,0,10000,0,65000,10000,0,0,65000,0,0,0,0,0,65000,0," calcext:value-type="string">
            <text:p>0,10000,0,0,0,0,10000,10000,0,0,10000,0,65000,10000,0,0,65000,0,0,0,0,0,65000,0,</text:p>
          </table:table-cell>
        </table:table-row>
        <table:table-row table:style-name="ro1">
          <table:table-cell table:formula="of:=COM.MICROSOFT.CONCAT([Quantity.D27];&quot;,&quot;;[Quantity.E27];&quot;,&quot;;[Quantity.F27];&quot;,&quot;;[Quantity.G27];&quot;,&quot;;[Quantity.H27];&quot;,&quot;;[Quantity.I27];&quot;,&quot;;[Quantity.J27];&quot;,&quot;;[Quantity.K27];&quot;,&quot;;[Quantity.L27];&quot;,&quot;;[Quantity.M27];&quot;,&quot;;[Quantity.N27];&quot;,&quot;;[Quantity.O27];&quot;,&quot;;[Quantity.P27];&quot;,&quot;;[Quantity.Q27];&quot;,&quot;;[Quantity.R27];&quot;,&quot;;[Quantity.S27];&quot;,&quot;;[Quantity.T27];&quot;,&quot;;[Quantity.U27];&quot;,&quot;;[Quantity.V27];&quot;,&quot;;[Quantity.W27];&quot;,&quot;;[Quantity.X27];&quot;,&quot;;[Quantity.Y27];&quot;,&quot;;[Quantity.Z27];&quot;,&quot;;[Quantity.AA27])" office:value-type="string" office:string-value="0,0,0,5000,0,0,0,0,5000,5000,0,5000,0,0,0,0,0,0,0,0,10000,0,65000,0" calcext:value-type="string">
            <text:p>0,0,0,5000,0,0,0,0,5000,5000,0,5000,0,0,0,0,0,0,0,0,10000,0,6500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;[Distance.U3];&quot;,&quot;;[Distance.V3];&quot;,&quot;;[Distance.W3];&quot;,&quot;;[Distance.X3];&quot;,&quot;;[Distance.Y3];&quot;,&quot;;[Distance.Z3];&quot;,&quot;;[Distance.AA3];&quot;,&quot;;[Distance.AB3];&quot;,&quot;)" office:value-type="string" office:string-value="0,50,0,0,0,0,0,0,60,0,0,365,120,0,0,50,50,0,0,0,0,0,0,0,0," calcext:value-type="string">
            <text:p>0,50,0,0,0,0,0,0,60,0,0,365,120,0,0,50,50,0,0,0,0,0,0,0,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;[Distance.U4];&quot;,&quot;;[Distance.V4];&quot;,&quot;;[Distance.W4];&quot;,&quot;;[Distance.X4];&quot;,&quot;;[Distance.Y4];&quot;,&quot;;[Distance.Z4];&quot;,&quot;;[Distance.AA4];&quot;,&quot;;[Distance.AB4];&quot;,&quot;)" office:value-type="string" office:string-value="50,0,20,30,0,0,0,0,0,0,0,0,0,0,0,0,0,0,0,0,0,0,0,0,0," calcext:value-type="string">
            <text:p>50,0,20,30,0,0,0,0,0,0,0,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;[Distance.U5];&quot;,&quot;;[Distance.V5];&quot;,&quot;;[Distance.W5];&quot;,&quot;;[Distance.X5];&quot;,&quot;;[Distance.Y5];&quot;,&quot;;[Distance.Z5];&quot;,&quot;;[Distance.AA5];&quot;,&quot;;[Distance.AB5];&quot;,&quot;)" office:value-type="string" office:string-value="0,20,0,0,0,0,0,0,0,0,0,0,0,0,0,0,0,0,0,0,0,0,0,0,0," calcext:value-type="string">
            <text:p>0,20,0,0,0,0,0,0,0,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;[Distance.U6];&quot;,&quot;;[Distance.V6];&quot;,&quot;;[Distance.W6];&quot;,&quot;;[Distance.X6];&quot;,&quot;;[Distance.Y6];&quot;,&quot;;[Distance.Z6];&quot;,&quot;;[Distance.AA6];&quot;,&quot;;[Distance.AB6];&quot;,&quot;)" office:value-type="string" office:string-value="0,30,0,0,0,0,0,0,0,0,0,0,0,0,0,0,0,0,0,0,0,0,0,0,0," calcext:value-type="string">
            <text:p>0,30,0,0,0,0,0,0,0,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;[Distance.U7];&quot;,&quot;;[Distance.V7];&quot;,&quot;;[Distance.W7];&quot;,&quot;;[Distance.X7];&quot;,&quot;;[Distance.Y7];&quot;,&quot;;[Distance.Z7];&quot;,&quot;;[Distance.AA7];&quot;,&quot;;[Distance.AB7];&quot;,&quot;)" office:value-type="string" office:string-value="0,0,0,0,0,0,20,0,0,0,0,0,0,0,0,0,20,0,0,0,0,0,0,0,0," calcext:value-type="string">
            <text:p>0,0,0,0,0,0,20,0,0,0,0,0,0,0,0,0,20,0,0,0,0,0,0,0,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;[Distance.U8];&quot;,&quot;;[Distance.V8];&quot;,&quot;;[Distance.W8];&quot;,&quot;;[Distance.X8];&quot;,&quot;;[Distance.Y8];&quot;,&quot;;[Distance.Z8];&quot;,&quot;;[Distance.AA8];&quot;,&quot;;[Distance.AB8];&quot;,&quot;)" office:value-type="string" office:string-value="0,0,0,0,0,0,0,0,0,0,0,0,0,0,0,0,30,0,0,0,0,0,0,0,0," calcext:value-type="string">
            <text:p>0,0,0,0,0,0,0,0,0,0,0,0,0,0,0,0,30,0,0,0,0,0,0,0,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;[Distance.U9];&quot;,&quot;;[Distance.V9];&quot;,&quot;;[Distance.W9];&quot;,&quot;;[Distance.X9];&quot;,&quot;;[Distance.Y9];&quot;,&quot;;[Distance.Z9];&quot;,&quot;;[Distance.AA9];&quot;,&quot;;[Distance.AB9];&quot;,&quot;)" office:value-type="string" office:string-value="0,0,0,0,20,0,0,0,0,0,0,0,0,0,0,0,0,0,0,0,0,0,0,0,0," calcext:value-type="string">
            <text:p>0,0,0,0,20,0,0,0,0,0,0,0,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;[Distance.U10];&quot;,&quot;;[Distance.V10];&quot;,&quot;;[Distance.W10];&quot;,&quot;;[Distance.X10];&quot;,&quot;;[Distance.Y10];&quot;,&quot;;[Distance.Z10];&quot;,&quot;;[Distance.AA10];&quot;,&quot;;[Distance.AB10];&quot;,&quot;)" office:value-type="string" office:string-value="0,0,0,0,0,0,0,0,30,0,0,0,0,0,0,0,0,0,0,0,0,0,0,0,0," calcext:value-type="string">
            <text:p>0,0,0,0,0,0,0,0,30,0,0,0,0,0,0,0,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;[Distance.U11];&quot;,&quot;;[Distance.V11];&quot;,&quot;;[Distance.W11];&quot;,&quot;;[Distance.X11];&quot;,&quot;;[Distance.Y11];&quot;,&quot;;[Distance.Z11];&quot;,&quot;;[Distance.AA11];&quot;,&quot;;[Distance.AB11];&quot;,&quot;)" office:value-type="string" office:string-value="60,0,0,0,0,0,0,30,0,0,0,0,0,0,0,0,0,0,0,0,0,0,0,0,0," calcext:value-type="string">
            <text:p>60,0,0,0,0,0,0,30,0,0,0,0,0,0,0,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;[Distance.U12];&quot;,&quot;;[Distance.V12];&quot;,&quot;;[Distance.W12];&quot;,&quot;;[Distance.X12];&quot;,&quot;;[Distance.Y12];&quot;,&quot;;[Distance.Z12];&quot;,&quot;;[Distance.AA12];&quot;,&quot;;[Distance.AB12];&quot;,&quot;)" office:value-type="string" office:string-value="0,0,0,0,0,0,0,0,0,0,50,0,60,0,0,0,0,0,0,0,0,0,0,0,0," calcext:value-type="string">
            <text:p>0,0,0,0,0,0,0,0,0,0,50,0,60,0,0,0,0,0,0,0,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;[Distance.U13];&quot;,&quot;;[Distance.V13];&quot;,&quot;;[Distance.W13];&quot;,&quot;;[Distance.X13];&quot;,&quot;;[Distance.Y13];&quot;,&quot;;[Distance.Z13];&quot;,&quot;;[Distance.AA13];&quot;,&quot;;[Distance.AB13];&quot;,&quot;)" office:value-type="string" office:string-value="0,0,0,0,0,0,0,0,0,50,0,0,0,0,0,0,0,500,0,0,0,0,0,0,0," calcext:value-type="string">
            <text:p>0,0,0,0,0,0,0,0,0,50,0,0,0,0,0,0,0,500,0,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;[Distance.U14];&quot;,&quot;;[Distance.V14];&quot;,&quot;;[Distance.W14];&quot;,&quot;;[Distance.X14];&quot;,&quot;;[Distance.Y14];&quot;,&quot;;[Distance.Z14];&quot;,&quot;;[Distance.AA14];&quot;,&quot;;[Distance.AB14];&quot;,&quot;)" office:value-type="string" office:string-value="365,0,0,0,0,0,0,0,0,0,0,0,0,0,0,0,0,0,0,0,0,0,0,0,0," calcext:value-type="string">
            <text:p>365,0,0,0,0,0,0,0,0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;[Distance.U15];&quot;,&quot;;[Distance.V15];&quot;,&quot;;[Distance.W15];&quot;,&quot;;[Distance.X15];&quot;,&quot;;[Distance.Y15];&quot;,&quot;;[Distance.Z15];&quot;,&quot;;[Distance.AA15];&quot;,&quot;;[Distance.AB15];&quot;,&quot;)" office:value-type="string" office:string-value="120,0,0,0,0,0,0,0,0,60,0,0,0,10,70,0,0,0,0,0,0,0,0,0,0," calcext:value-type="string">
            <text:p>120,0,0,0,0,0,0,0,0,60,0,0,0,10,70,0,0,0,0,0,0,0,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;[Distance.U16];&quot;,&quot;;[Distance.V16];&quot;,&quot;;[Distance.W16];&quot;,&quot;;[Distance.X16];&quot;,&quot;;[Distance.Y16];&quot;,&quot;;[Distance.Z16];&quot;,&quot;;[Distance.AA16];&quot;,&quot;;[Distance.AB16];&quot;,&quot;)" office:value-type="string" office:string-value="0,0,0,0,0,0,0,0,0,0,0,0,10,0,0,0,0,0,0,0,0,0,0,0,0," calcext:value-type="string">
            <text:p>0,0,0,0,0,0,0,0,0,0,0,0,10,0,0,0,0,0,0,0,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;[Distance.U17];&quot;,&quot;;[Distance.V17];&quot;,&quot;;[Distance.W17];&quot;,&quot;;[Distance.X17];&quot;,&quot;;[Distance.Y17];&quot;,&quot;;[Distance.Z17];&quot;,&quot;;[Distance.AA17];&quot;,&quot;;[Distance.AB17];&quot;,&quot;)" office:value-type="string" office:string-value="0,0,0,0,0,0,0,0,0,0,0,0,70,0,0,0,0,0,0,0,0,0,0,0,0," calcext:value-type="string">
            <text:p>0,0,0,0,0,0,0,0,0,0,0,0,70,0,0,0,0,0,0,0,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;[Distance.U18];&quot;,&quot;;[Distance.V18];&quot;,&quot;;[Distance.W18];&quot;,&quot;;[Distance.X18];&quot;,&quot;;[Distance.Y18];&quot;,&quot;;[Distance.Z18];&quot;,&quot;;[Distance.AA18];&quot;,&quot;;[Distance.AB18];&quot;,&quot;)" office:value-type="string" office:string-value="50,0,0,0,0,0,0,0,0,0,0,0,0,0,0,0,0,0,0,0,0,0,0,0,0," calcext:value-type="string">
            <text:p>50,0,0,0,0,0,0,0,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;&quot;,&quot;;[Distance.U19];&quot;,&quot;;[Distance.V19];&quot;,&quot;;[Distance.W19];&quot;,&quot;;[Distance.X19];&quot;,&quot;;[Distance.Y19];&quot;,&quot;;[Distance.Z19];&quot;,&quot;;[Distance.AA19];&quot;,&quot;;[Distance.AB19];&quot;,&quot;)" office:value-type="string" office:string-value="50,0,0,0,20,30,0,0,0,0,0,0,0,0,0,0,0,0,0,0,0,0,0,0,0," calcext:value-type="string">
            <text:p>50,0,0,0,20,30,0,0,0,0,0,0,0,0,0,0,0,0,0,0,0,0,0,0,0,</text:p>
          </table:table-cell>
        </table:table-row>
        <table:table-row table:style-name="ro1">
          <table:table-cell table:formula="of:=COM.MICROSOFT.CONCAT([Distance.D20];&quot;,&quot;;[Distance.E20];&quot;,&quot;;[Distance.F20];&quot;,&quot;;[Distance.G20];&quot;,&quot;;[Distance.H20];&quot;,&quot;;[Distance.I20];&quot;,&quot;;[Distance.J20];&quot;,&quot;;[Distance.K20];&quot;,&quot;;[Distance.L20];&quot;,&quot;;[Distance.M20];&quot;,&quot;;[Distance.N20];&quot;,&quot;;[Distance.O20];&quot;,&quot;;[Distance.P20];&quot;,&quot;;[Distance.Q20];&quot;,&quot;;[Distance.R20];&quot;,&quot;;[Distance.S20];&quot;,&quot;;[Distance.T20];&quot;,&quot;;[Distance.U20];&quot;,&quot;;[Distance.V20];&quot;,&quot;;[Distance.W20];&quot;,&quot;;[Distance.X20];&quot;,&quot;;[Distance.Y20];&quot;,&quot;;[Distance.Z20];&quot;,&quot;;[Distance.AA20];&quot;,&quot;;[Distance.AB20];&quot;,&quot;)" office:value-type="string" office:string-value="0,0,0,0,0,0,0,0,0,0,500,0,0,0,0,0,0,0,150,0,0,95,0,0,0," calcext:value-type="string">
            <text:p>0,0,0,0,0,0,0,0,0,0,500,0,0,0,0,0,0,0,150,0,0,95,0,0,0,</text:p>
          </table:table-cell>
        </table:table-row>
        <table:table-row table:style-name="ro1">
          <table:table-cell table:formula="of:=COM.MICROSOFT.CONCAT([Distance.D21];&quot;,&quot;;[Distance.E21];&quot;,&quot;;[Distance.F21];&quot;,&quot;;[Distance.G21];&quot;,&quot;;[Distance.H21];&quot;,&quot;;[Distance.I21];&quot;,&quot;;[Distance.J21];&quot;,&quot;;[Distance.K21];&quot;,&quot;;[Distance.L21];&quot;,&quot;;[Distance.M21];&quot;,&quot;;[Distance.N21];&quot;,&quot;;[Distance.O21];&quot;,&quot;;[Distance.P21];&quot;,&quot;;[Distance.Q21];&quot;,&quot;;[Distance.R21];&quot;,&quot;;[Distance.S21];&quot;,&quot;;[Distance.T21];&quot;,&quot;;[Distance.U21];&quot;,&quot;;[Distance.V21];&quot;,&quot;;[Distance.W21];&quot;,&quot;;[Distance.X21];&quot;,&quot;;[Distance.Y21];&quot;,&quot;;[Distance.Z21];&quot;,&quot;;[Distance.AA21];&quot;,&quot;;[Distance.AB21];&quot;,&quot;)" office:value-type="string" office:string-value="0,0,0,0,0,0,0,0,0,0,0,0,0,0,0,0,0,150,0,80,250,180,195,0,0," calcext:value-type="string">
            <text:p>0,0,0,0,0,0,0,0,0,0,0,0,0,0,0,0,0,150,0,80,250,180,195,0,0,</text:p>
          </table:table-cell>
        </table:table-row>
        <table:table-row table:style-name="ro1">
          <table:table-cell table:formula="of:=COM.MICROSOFT.CONCAT([Distance.D22];&quot;,&quot;;[Distance.E22];&quot;,&quot;;[Distance.F22];&quot;,&quot;;[Distance.G22];&quot;,&quot;;[Distance.H22];&quot;,&quot;;[Distance.I22];&quot;,&quot;;[Distance.J22];&quot;,&quot;;[Distance.K22];&quot;,&quot;;[Distance.L22];&quot;,&quot;;[Distance.M22];&quot;,&quot;;[Distance.N22];&quot;,&quot;;[Distance.O22];&quot;,&quot;;[Distance.P22];&quot;,&quot;;[Distance.Q22];&quot;,&quot;;[Distance.R22];&quot;,&quot;;[Distance.S22];&quot;,&quot;;[Distance.T22];&quot;,&quot;;[Distance.U22];&quot;,&quot;;[Distance.V22];&quot;,&quot;;[Distance.W22];&quot;,&quot;;[Distance.X22];&quot;,&quot;;[Distance.Y22];&quot;,&quot;;[Distance.Z22];&quot;,&quot;;[Distance.AA22];&quot;,&quot;;[Distance.AB22];&quot;,&quot;)" office:value-type="string" office:string-value="0,0,0,0,0,0,0,0,0,0,0,0,0,0,0,0,0,0,80,0,200,0,0,0,0," calcext:value-type="string">
            <text:p>0,0,0,0,0,0,0,0,0,0,0,0,0,0,0,0,0,0,80,0,200,0,0,0,0,</text:p>
          </table:table-cell>
        </table:table-row>
        <table:table-row table:style-name="ro1">
          <table:table-cell table:formula="of:=COM.MICROSOFT.CONCAT([Distance.D23];&quot;,&quot;;[Distance.E23];&quot;,&quot;;[Distance.F23];&quot;,&quot;;[Distance.G23];&quot;,&quot;;[Distance.H23];&quot;,&quot;;[Distance.I23];&quot;,&quot;;[Distance.J23];&quot;,&quot;;[Distance.K23];&quot;,&quot;;[Distance.L23];&quot;,&quot;;[Distance.M23];&quot;,&quot;;[Distance.N23];&quot;,&quot;;[Distance.O23];&quot;,&quot;;[Distance.P23];&quot;,&quot;;[Distance.Q23];&quot;,&quot;;[Distance.R23];&quot;,&quot;;[Distance.S23];&quot;,&quot;;[Distance.T23];&quot;,&quot;;[Distance.U23];&quot;,&quot;;[Distance.V23];&quot;,&quot;;[Distance.W23];&quot;,&quot;;[Distance.X23];&quot;,&quot;;[Distance.Y23];&quot;,&quot;;[Distance.Z23];&quot;,&quot;;[Distance.AA23];&quot;,&quot;;[Distance.AB23];&quot;,&quot;)" office:value-type="string" office:string-value="0,0,0,0,0,0,0,0,0,0,0,0,0,0,0,0,0,0,250,200,0,0,0,0,0," calcext:value-type="string">
            <text:p>0,0,0,0,0,0,0,0,0,0,0,0,0,0,0,0,0,0,250,200,0,0,0,0,0,</text:p>
          </table:table-cell>
        </table:table-row>
        <table:table-row table:style-name="ro1">
          <table:table-cell table:formula="of:=COM.MICROSOFT.CONCAT([Distance.D24];&quot;,&quot;;[Distance.E24];&quot;,&quot;;[Distance.F24];&quot;,&quot;;[Distance.G24];&quot;,&quot;;[Distance.H24];&quot;,&quot;;[Distance.I24];&quot;,&quot;;[Distance.J24];&quot;,&quot;;[Distance.K24];&quot;,&quot;;[Distance.L24];&quot;,&quot;;[Distance.M24];&quot;,&quot;;[Distance.N24];&quot;,&quot;;[Distance.O24];&quot;,&quot;;[Distance.P24];&quot;,&quot;;[Distance.Q24];&quot;,&quot;;[Distance.R24];&quot;,&quot;;[Distance.S24];&quot;,&quot;;[Distance.T24];&quot;,&quot;;[Distance.U24];&quot;,&quot;;[Distance.V24];&quot;,&quot;;[Distance.W24];&quot;,&quot;;[Distance.X24];&quot;,&quot;;[Distance.Y24];&quot;,&quot;;[Distance.Z24];&quot;,&quot;;[Distance.AA24];&quot;,&quot;;[Distance.AB24];&quot;,&quot;)" office:value-type="string" office:string-value="0,0,0,0,0,0,0,0,0,0,0,0,0,0,0,0,0,95,180,0,0,0,100,220,0," calcext:value-type="string">
            <text:p>0,0,0,0,0,0,0,0,0,0,0,0,0,0,0,0,0,95,180,0,0,0,100,220,0,</text:p>
          </table:table-cell>
        </table:table-row>
        <table:table-row table:style-name="ro1">
          <table:table-cell table:formula="of:=COM.MICROSOFT.CONCAT([Distance.D25];&quot;,&quot;;[Distance.E25];&quot;,&quot;;[Distance.F25];&quot;,&quot;;[Distance.G25];&quot;,&quot;;[Distance.H25];&quot;,&quot;;[Distance.I25];&quot;,&quot;;[Distance.J25];&quot;,&quot;;[Distance.K25];&quot;,&quot;;[Distance.L25];&quot;,&quot;;[Distance.M25];&quot;,&quot;;[Distance.N25];&quot;,&quot;;[Distance.O25];&quot;,&quot;;[Distance.P25];&quot;,&quot;;[Distance.Q25];&quot;,&quot;;[Distance.R25];&quot;,&quot;;[Distance.S25];&quot;,&quot;;[Distance.T25];&quot;,&quot;;[Distance.U25];&quot;,&quot;;[Distance.V25];&quot;,&quot;;[Distance.W25];&quot;,&quot;;[Distance.X25];&quot;,&quot;;[Distance.Y25];&quot;,&quot;;[Distance.Z25];&quot;,&quot;;[Distance.AA25];&quot;,&quot;;[Distance.AB25];&quot;,&quot;)" office:value-type="string" office:string-value="0,0,0,0,0,0,0,0,0,0,0,0,0,0,0,0,0,0,195,0,0,100,0,0,390," calcext:value-type="string">
            <text:p>0,0,0,0,0,0,0,0,0,0,0,0,0,0,0,0,0,0,195,0,0,100,0,0,390,</text:p>
          </table:table-cell>
        </table:table-row>
        <table:table-row table:style-name="ro1">
          <table:table-cell table:formula="of:=COM.MICROSOFT.CONCAT([Distance.D26];&quot;,&quot;;[Distance.E26];&quot;,&quot;;[Distance.F26];&quot;,&quot;;[Distance.G26];&quot;,&quot;;[Distance.H26];&quot;,&quot;;[Distance.I26];&quot;,&quot;;[Distance.J26];&quot;,&quot;;[Distance.K26];&quot;,&quot;;[Distance.L26];&quot;,&quot;;[Distance.M26];&quot;,&quot;;[Distance.N26];&quot;,&quot;;[Distance.O26];&quot;,&quot;;[Distance.P26];&quot;,&quot;;[Distance.Q26];&quot;,&quot;;[Distance.R26];&quot;,&quot;;[Distance.S26];&quot;,&quot;;[Distance.T26];&quot;,&quot;;[Distance.U26];&quot;,&quot;;[Distance.V26];&quot;,&quot;;[Distance.W26];&quot;,&quot;;[Distance.X26];&quot;,&quot;;[Distance.Y26];&quot;,&quot;;[Distance.Z26];&quot;,&quot;;[Distance.AA26];&quot;,&quot;;[Distance.AB26];&quot;,&quot;)" office:value-type="string" office:string-value="0,0,0,0,0,0,0,0,0,0,0,0,0,0,0,0,0,0,0,0,0,220,0,0,0," calcext:value-type="string">
            <text:p>0,0,0,0,0,0,0,0,0,0,0,0,0,0,0,0,0,0,0,0,0,220,0,0,0,</text:p>
          </table:table-cell>
        </table:table-row>
        <table:table-row table:style-name="ro1">
          <table:table-cell table:formula="of:=COM.MICROSOFT.CONCAT([Distance.D27];&quot;,&quot;;[Distance.E27];&quot;,&quot;;[Distance.F27];&quot;,&quot;;[Distance.G27];&quot;,&quot;;[Distance.H27];&quot;,&quot;;[Distance.I27];&quot;,&quot;;[Distance.J27];&quot;,&quot;;[Distance.K27];&quot;,&quot;;[Distance.L27];&quot;,&quot;;[Distance.M27];&quot;,&quot;;[Distance.N27];&quot;,&quot;;[Distance.O27];&quot;,&quot;;[Distance.P27];&quot;,&quot;;[Distance.Q27];&quot;,&quot;;[Distance.R27];&quot;,&quot;;[Distance.S27];&quot;,&quot;;[Distance.T27];&quot;,&quot;;[Distance.U27];&quot;,&quot;;[Distance.V27];&quot;,&quot;;[Distance.W27];&quot;,&quot;;[Distance.X27];&quot;,&quot;;[Distance.Y27];&quot;,&quot;;[Distance.Z27];&quot;,&quot;;[Distance.AA27];&quot;,&quot;;[Distance.AB27])" office:value-type="string" office:string-value="0,0,0,0,0,0,0,0,0,0,0,0,0,0,0,0,0,0,0,0,0,0,390,0,0" calcext:value-type="string">
            <text:p>0,0,0,0,0,0,0,0,0,0,0,0,0,0,0,0,0,0,0,0,0,0,39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00:15:38.967636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12T01:54:05.334491173</dc:date>
    <meta:editing-duration>P4DT1H50M43S</meta:editing-duration>
    <meta:editing-cycles>93</meta:editing-cycles>
    <meta:generator>LibreOffice/6.2.4.2$MacOSX_X86_64 LibreOffice_project/2412653d852ce75f65fbfa83fb7e7b669a126d64</meta:generator>
    <meta:document-statistic meta:table-count="8" meta:cell-count="2572" meta:object-count="0"/>
  </office:meta>
</office:document-meta>
</file>